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Kamiakin Braves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office:value-type="string" table:style-name="ce3">
            <text:p>quarter</text:p>
          </table:table-cell>
          <table:table-cell office:value-type="string" table:style-name="ce4">
            <text:p>minutesRemaining</text:p>
          </table:table-cell>
          <table:table-cell office:value-type="string" table:style-name="ce4">
            <text:p>secondsRemaining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opponentScore</text:p>
          </table:table-cell>
          <table:table-cell office:value-type="string" table:style-name="ce3">
            <text:p>opponentName</text:p>
          </table:table-cell>
          <table:table-cell table:number-columns-repeated="16377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5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cCloud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arlisl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arlisl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Carlisl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cCloud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McCloud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Wright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Turping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9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Turping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1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arlisle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0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Williamson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Williamson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8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Williamson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4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Carlisle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3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McCloud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Carlisle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4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Eakin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1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Carlisle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7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Carlisle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1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Turping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2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Carlisle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7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McCloud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Robinso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4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McCloud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9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McCloud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2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McCloud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6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Williams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0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Carlisle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8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Carlisle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6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Williams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6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Williams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number-rows-repeated="1048507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est</dc:creator>
    <meta:creation-date>2009-04-16T11:32:48Z</meta:creation-date>
    <dc:date>2017-11-23T17:26:24Z</dc:date>
    <meta:editing-cycles>10</meta:editing-cycles>
    <meta:editing-duration>PT1659S</meta:editing-duration>
    <meta:user-defined meta:name="Info 1"/>
    <meta:user-defined meta:name="Info 2"/>
    <meta:user-defined meta:name="Info 3"/>
    <meta:user-defined meta:name="Info 4"/>
  </office:meta>
</office:document-meta>
</file>